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weight="bold" officeooo:rsid="000a1e4f" officeooo:paragraph-rsid="000a1e4f" style:font-weight-asian="bold" style:font-weight-complex="bold"/>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MIÈRE</text:p>
      <text:p text:style-name="Text_20_body">Les lampes de croissance Niello sont conçues pour favoriser le développement des plantes d'intérieur en fournissant un spectre lumineux adapté à leurs besoins. Elles sont idéales pour diverses applications, notamment l'horticulture en intérieur, les serres hydroponiques et la culture de plantes succulentes.</text:p>
      <text:p text:style-name="Text_20_body"><text:span text:style-name="Strong_20_Emphasis">Caractéristiques principales :</text:span></text:p>
      <text:list text:style-name="L1">
        <text:list-item>
          <text:p text:style-name="P2"><text:span text:style-name="Strong_20_Emphasis">Spectre complet :</text:span> Les lampes Niello offrent un spectre lumineux complet, incluant des températures de couleur de 3000K, 5000K, ainsi que des longueurs d'onde rouges à 660 nm et infrarouges à 740 nm. Ce spectre est conçu pour imiter la lumière du soleil, favorisant ainsi la photosynthèse et la croissance des plantes à toutes les étapes, de la germination à la floraison. </text:p>
        </text:list-item>
        <text:list-item>
          <text:p text:style-name="P2"><text:span text:style-name="Strong_20_Emphasis">Puissance et couverture :</text:span> Les modèles varient en puissance, par exemple, la lampe Niello 1000W est destinée à une surface de croissance d'environ 3,5 m², avec une couverture en hauteur de 1,3 x 1,2 m. Elle est adaptée tant pour la phase de croissance que pour la floraison des plantes. </text:p>
        </text:list-item>
        <text:list-item>
          <text:p text:style-name="P2"><text:span text:style-name="Strong_20_Emphasis">Système de refroidissement :</text:span> Certaines lampes Niello sont équipées de ventilateurs intégrés et de dissipateurs de chaleur pour assurer une température optimale, garantissant ainsi une longue durée de vie des LED et un fonctionnement silencieux. </text:p>
        </text:list-item>
        <text:list-item>
          <text:p text:style-name="P2"><text:span text:style-name="Strong_20_Emphasis">Fonctionnalités supplémentaires :</text:span> Certaines lampes disposent de minuteries intégrées avec des options de 3, 9 ou 12 heures, permettant une automatisation de l'éclairage selon les besoins spécifiques des plantes. De plus, des modes de gradation et des interrupteurs pour les phases "Veg" (croissance) et "Bloom" (floraison) sont disponibles sur certains modèles, offrant une flexibilité accrue pour différentes étapes de croissance. </text:p>
        </text:list-item>
      </text:list>
      <text:p text:style-name="Text_20_body"><text:span text:style-name="Strong_20_Emphasis">Fonctionnement :</text:span></text:p>
      <text:p text:style-name="P3">Les lampes de croissance Niello émettent une lumière à spectre complet qui simule la lumière naturelle du soleil, essentielle pour la photosynthèse. En ajustant les paramètres tels que la durée d'éclairage, l'intensité lumineuse et le spectre, les cultivateurs peuvent optimiser les conditions de croissance pour diverses espèces végétales. Par exemple, une lumière bleue (environ 400-500 nm) est bénéfique pour la croissance végétative, tandis que la lumière rouge (environ 620-780 nm) favorise la floraison et la fructification. </text:p>
      <text:p text:style-name="Text_20_body">Ces lampes sont particulièrement utiles dans des environnements où la lumière naturelle est insuffisante ou inexistante, comme les espaces intérieurs ou les régions avec de courtes périodes d'ensoleillement. Elles permettent aux plantes de recevoir l'énergie lumineuse nécessaire tout au long de l'année, indépendamment des conditions extérieures.</text:p>
      <text:p text:style-name="Text_20_body">En résumé, les lampes de croissance Niello offrent une solution efficace pour les amateurs et les professionnels de l'horticulture souhaitant améliorer la croissance et la santé de leurs plantes d'intérieu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4T16:36:34.211000000</meta:creation-date>
    <dc:date>2025-02-04T16:37:26.560000000</dc:date>
    <meta:editing-duration>PT52S</meta:editing-duration>
    <meta:editing-cycles>1</meta:editing-cycles>
    <meta:document-statistic meta:table-count="0" meta:image-count="0" meta:object-count="0" meta:page-count="1" meta:paragraph-count="11" meta:word-count="413" meta:character-count="2785" meta:non-whitespace-character-count="2384"/>
    <meta:generator>LibreOffice/24.8.4.2$Windows_X86_64 LibreOffice_project/bb3cfa12c7b1bf994ecc5649a80400d06cd71002</meta:generator>
  </office:meta>
</office:document-meta>
</file>